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88888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zxx" fo:country="none" fo:font-weight="bold" style:font-weight-asian="bold" style:font-weight-complex="bold"/>
    </style:style>
    <style:style style:name="ce8" style:family="table-cell" style:parent-style-name="Default">
      <style:table-cell-properties fo:wrap-option="wrap" fo:border="0.002cm solid #000000"/>
      <style:text-properties fo:font-weight="bold"/>
    </style:style>
    <style:style style:name="ce9" style:family="table-cell" style:parent-style-name="Default" style:data-style-name="N110"/>
    <style:style style:name="ce10" style:family="table-cell" style:parent-style-name="Default" style:data-style-name="N1"/>
    <style:style style:name="ce11" style:family="table-cell" style:parent-style-name="Default" style:data-style-name="N0"/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order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9"/>
        <table:table-column table:style-name="co3" table:number-columns-repeated="2" table:default-cell-style-name="ce10"/>
        <table:table-column table:style-name="co3" table:default-cell-style-name="Default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8" office:value-type="string">
            <text:p>Homework expected</text:p>
          </table:table-cell>
          <table:table-cell table:style-name="ce8" office:value-type="string">
            <text:p>Homework ready</text:p>
          </table:table-cell>
          <table:table-cell table:style-name="ce8" office:value-type="string">
            <text:p>Homework points</text:p>
          </table:table-cell>
          <table:table-cell table:style-name="ce8" office:value-type="string">
            <text:p>Exam points</text:p>
          </table:table-cell>
          <table:table-cell table:style-name="ce8" office:value-type="string">
            <text:p>Bonus</text:p>
          </table:table-cell>
          <table:table-cell table:style-name="ce8" office:value-type="string">
            <text:p>Total points</text:p>
          </table:table-cell>
          <table:table-cell table:style-name="ce8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G2])" office:value-type="float" office:value="80.4166666666667">
            <text:p>80</text:p>
          </table:table-cell>
          <table:table-cell table:style-name="ce11"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1-05-20">
            <text:p>20.05.2011</text:p>
          </table:table-cell>
          <table:table-cell office:value-type="date" office:date-value="2011-05-26">
            <text:p>26.05.2011</text:p>
          </table:table-cell>
          <table:table-cell table:formula="of:=[Homework.J3]" office:value-type="float" office:value="39.1666666666667">
            <text:p>39</text:p>
          </table:table-cell>
          <table:table-cell table:formula="of:=(9+7+9+8)*5/4" office:value-type="float" office:value="41.25">
            <text:p>41</text:p>
          </table:table-cell>
          <table:table-cell/>
          <table:table-cell table:formula="of:=SUM([.E3:.G3])" office:value-type="float" office:value="80.4166666666667">
            <text:p>8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4]" office:value-type="float" office:value="14.5833333333333">
            <text:p>15</text:p>
          </table:table-cell>
          <table:table-cell table:formula="of:=(6+0+5+6)*5/4" office:value-type="float" office:value="21.25">
            <text:p>21</text:p>
          </table:table-cell>
          <table:table-cell/>
          <table:table-cell table:formula="of:=SUM([.E4:.G4])" office:value-type="float" office:value="35.8333333333333">
            <text:p>36</text:p>
          </table:table-cell>
          <table:table-cell/>
        </table:table-row>
        <table:table-row table:style-name="ro2">
          <table:table-cell table:style-name="ce3"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5]" office:value-type="float" office:value="34.1666666666667">
            <text:p>34</text:p>
          </table:table-cell>
          <table:table-cell table:formula="of:=(8+6+10+7)*5/4" office:value-type="float" office:value="38.75">
            <text:p>39</text:p>
          </table:table-cell>
          <table:table-cell/>
          <table:table-cell table:formula="of:=SUM([.E5:.G5])" office:value-type="float" office:value="72.9166666666667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093759</text:p>
          </table:table-cell>
          <table:table-cell table:style-name="ce5" office:value-type="string">
            <text:p>Dionis Argiri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6]" office:value-type="float" office:value="26.25">
            <text:p>26</text:p>
          </table:table-cell>
          <table:table-cell table:number-columns-repeated="2"/>
          <table:table-cell table:formula="of:=SUM([.E6:.G6])" office:value-type="float" office:value="26.25">
            <text:p>26</text:p>
          </table:table-cell>
          <table:table-cell/>
        </table:table-row>
        <table:table-row table:style-name="ro2">
          <table:table-cell table:style-name="ce3" office:value-type="string">
            <text:p>103784</text:p>
          </table:table-cell>
          <table:table-cell office:value-type="string">
            <text:p>Ott Madis Ozolit</text:p>
          </table:table-cell>
          <table:table-cell office:value-type="date" office:date-value="2011-05-20">
            <text:p>20.05.2011</text:p>
          </table:table-cell>
          <table:table-cell office:value-type="date" office:date-value="2011-05-23">
            <text:p>23.05.2011</text:p>
          </table:table-cell>
          <table:table-cell table:formula="of:=[Homework.J7]" office:value-type="float" office:value="17.5">
            <text:p>18</text:p>
          </table:table-cell>
          <table:table-cell table:formula="of:=(7+0+7+6)*5/4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SUM([.E7:.G7])" office:value-type="float" office:value="47.5">
            <text:p>48</text:p>
          </table:table-cell>
          <table:table-cell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7110</text:p>
          </table:table-cell>
          <table:table-cell office:value-type="string">
            <text:p>Eduard Shustrov</text:p>
          </table:table-cell>
          <table:table-cell office:value-type="date" office:date-value="2011-05-20">
            <text:p>20.05.2011</text:p>
          </table:table-cell>
          <table:table-cell office:value-type="date" office:date-value="2011-05-29">
            <text:p>29.05.2011</text:p>
          </table:table-cell>
          <table:table-cell table:formula="of:=[Homework.J10]" office:value-type="float" office:value="38.25">
            <text:p>38</text:p>
          </table:table-cell>
          <table:table-cell table:formula="of:=(9+9+9+9)*5/4" office:value-type="float" office:value="45">
            <text:p>45</text:p>
          </table:table-cell>
          <table:table-cell/>
          <table:table-cell table:formula="of:=SUM([.E10:.G10])" office:value-type="float" office:value="83.25">
            <text:p>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675">
            <text:p>107675</text:p>
          </table:table-cell>
          <table:table-cell table:style-name="ce5" office:value-type="string">
            <text:p>Samet Erap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1]" office:value-type="float" office:value="22.5">
            <text:p>23</text:p>
          </table:table-cell>
          <table:table-cell table:number-columns-repeated="2"/>
          <table:table-cell table:formula="of:=SUM([.E11:.G11])" office:value-type="float" office:value="22.5">
            <text:p>23</text:p>
          </table:table-cell>
          <table:table-cell/>
        </table:table-row>
        <table:table-row table:style-name="ro2">
          <table:table-cell office:value-type="string">
            <text:p>107678</text:p>
          </table:table-cell>
          <table:table-cell table:style-name="ce5" office:value-type="string">
            <text:p>Radomir Sebek</text:p>
          </table:table-cell>
          <table:table-cell office:value-type="date" office:date-value="2010-05-21">
            <text:p>21.05.2010</text:p>
          </table:table-cell>
          <table:table-cell office:value-type="date" office:date-value="2011-05-21">
            <text:p>21.05.2011</text:p>
          </table:table-cell>
          <table:table-cell table:formula="of:=[Homework.J12]" office:value-type="float" office:value="15">
            <text:p>15</text:p>
          </table:table-cell>
          <table:table-cell table:number-columns-repeated="2"/>
          <table:table-cell table:formula="of:=SUM([.E12:.G12])"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3]" office:value-type="float" office:value="0">
            <text:p>0</text:p>
          </table:table-cell>
          <table:table-cell table:number-columns-repeated="2"/>
          <table:table-cell table:formula="of:=SUM([.E13:.G13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1522">
            <text:p>961522</text:p>
          </table:table-cell>
          <table:table-cell office:value-type="string">
            <text:p>Siim Reinaa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5:.G15])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3554">
            <text:p>103554</text:p>
          </table:table-cell>
          <table:table-cell office:value-type="string">
            <text:p>Vyacheslav Koliyanov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6:.G16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4492">
            <text:p>104492</text:p>
          </table:table-cell>
          <table:table-cell office:value-type="string">
            <text:p>Ain Salula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7:.G17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640">
            <text:p>103640</text:p>
          </table:table-cell>
          <table:table-cell office:value-type="string">
            <text:p>Taavi Sonet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8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8:.G1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104540</text:p>
          </table:table-cell>
          <table:table-cell office:value-type="string">
            <text:p>Hannes Kink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formula="of:=SUM([.E19:.G19])" office:value-type="float" office:value="5">
            <text:p>5</text:p>
          </table:table-cell>
          <table:table-cell/>
        </table:table-row>
        <table:table-row table:style-name="ro2">
          <table:table-cell table:style-name="ce4" office:value-type="float" office:value="103800">
            <text:p>103800</text:p>
          </table:table-cell>
          <table:table-cell table:style-name="ce6" office:value-type="string">
            <text:p>Jaan Aigiro</text:p>
          </table:table-cell>
          <table:table-cell office:value-type="date" office:date-value="2011-05-20">
            <text:p>20.05.2011</text:p>
          </table:table-cell>
          <table:table-cell office:value-type="date" office:date-value="2011-05-27">
            <text:p>27.05.2011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00228">
            <text:p>100228</text:p>
          </table:table-cell>
          <table:table-cell table:style-name="ce7" office:value-type="string">
            <text:p>Martin Treufeld</text:p>
          </table:table-cell>
          <table:table-cell office:value-type="date" office:date-value="2011-05-20">
            <text:p>20.05.201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104074">
            <text:p>104074</text:p>
          </table:table-cell>
          <table:table-cell table:style-name="ce5" office:value-type="string">
            <text:p>Kaupo Kütaru</text:p>
          </table:table-cell>
          <table:table-cell office:value-type="date" office:date-value="2011-05-20">
            <text:p>20.05.2011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2"/>
        <table:table-column table:style-name="co3" table:number-columns-repeated="6" table:default-cell-style-name="Default"/>
        <table:table-column table:style-name="co3" table:default-cell-style-name="ce10"/>
        <table:table-column table:style-name="co3" table:number-columns-repeated="3" table:default-cell-style-name="Default"/>
        <table:table-row table:style-name="ro3">
          <table:table-cell table:style-name="ce8" office:value-type="string">
            <text:p>Code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ask complete %</text:p>
          </table:table-cell>
          <table:table-cell table:style-name="ce8" office:value-type="string">
            <text:p>Model</text:p>
          </table:table-cell>
          <table:table-cell table:style-name="ce8" office:value-type="string">
            <text:p>Design</text:p>
          </table:table-cell>
          <table:table-cell table:style-name="ce8" office:value-type="string">
            <text:p>Java API &amp; language</text:p>
          </table:table-cell>
          <table:table-cell table:style-name="ce8" office:value-type="string">
            <text:p>Error handling</text:p>
          </table:table-cell>
          <table:table-cell table:style-name="ce8" office:value-type="string">
            <text:p>Docs &amp; readability</text:p>
          </table:table-cell>
          <table:table-cell table:style-name="ce8" office:value-type="string">
            <text:p>Tests</text:p>
          </table:table-cell>
          <table:table-cell table:style-name="ce8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4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4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4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4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4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 office:value-type="percentage" office:value="1"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2.966cm" svg:x="12.855cm" svg:y="0cm" draw:caption-point-x="-0.61cm" draw:caption-point-y="1.324cm">
              <dc:date>2011-05-30T00:00:00</dc:date>
              <text:p text:style-name="P1"><text:span text:style-name="T1">No generic parameter handling</text:span></text:p>
              <text:p text:style-name="P1"><text:span text:style-name="T1">CSV parsing logic all over</text:span></text:p>
              <text:p text:style-name="P1"><text:span text:style-name="T1">Highly inefficient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571cm" svg:x="15.113cm" svg:y="0cm" draw:caption-point-x="-0.61cm" draw:caption-point-y="1.324cm">
              <dc:date>2011-05-30T00:00:00</dc:date>
              <text:p text:style-name="P1"><text:span text:style-name="T1">DecathlonResults = {0.0, 0.0, 0.0, 0.0, 0.0, 0.0, 0.0, 0.0, 0.0, 0.0};</text:span></text:p>
              <text:p text:style-name="P1"><text:span text:style-name="T1">Unnecessary array copying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7.371cm" svg:y="0cm" draw:caption-point-x="-0.61cm" draw:caption-point-y="1.324cm">
              <dc:date>2011-05-30T00:00:00</dc:date>
              <text:p text:style-name="P1"><text:span text:style-name="T1">Error enum instead of Exceptions</text:span></text:p>
              <text:p text:style-name="P1"><text:span text:style-name="T1"/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2.571cm" svg:x="19.629cm" svg:y="0cm" draw:caption-point-x="-0.61cm" draw:caption-point-y="1.324cm">
              <dc:date>2011-05-30T00:00:00</dc:date>
              <text:p text:style-name="P1"><text:span text:style-name="T1">Duplication</text:span></text:p>
              <text:p text:style-name="P1"><text:span text:style-name="T1">Inconsisten naming: Competitor vs Athlete, etc</text:span></text:p>
              <text:p text:style-name="P1"><text:span text:style-name="T1">Void getters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3:.I3])*5/6*[.C3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 office:value-type="percentage" office:value="0.7">
            <office:annotation draw:style-name="gr2" draw:text-style-name="P1" svg:width="2.899cm" svg:height="1.781cm" svg:x="8.339cm" svg:y="0.259cm" draw:caption-point-x="-0.61cm" draw:caption-point-y="1.515cm">
              <dc:date>2011-05-30T00:00:00</dc:date>
              <text:p text:style-name="P1"><text:span text:style-name="T1">No usage help</text:span></text:p>
              <text:p text:style-name="P1"><text:span text:style-name="T1">DB input broken</text:span></text:p>
              <text:p text:style-name="P1"><text:span text:style-name="T1">File input broken</text:span></text:p>
              <text:p text:style-name="P1"><text:span text:style-name="T1">No place ranges</text:span></text:p>
            </office:annotation>
            <text:p>70%</text:p>
          </table:table-cell>
          <table:table-cell office:value-type="float" office:value="5">
            <text:p>5</text:p>
          </table:table-cell>
          <table:table-cell office:value-type="float" office:value="5">
            <office:annotation draw:style-name="gr1" draw:text-style-name="P1" svg:width="2.899cm" svg:height="0.596cm" svg:x="12.855cm" svg:y="0.259cm" draw:caption-point-x="-0.61cm" draw:caption-point-y="1.515cm">
              <dc:date>2011-05-30T00:00:00</dc:date>
              <text:p text:style-name="P1"><text:span text:style-name="T1">Const class...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3.361cm" svg:x="15.113cm" svg:y="0.259cm" draw:caption-point-x="-0.61cm" draw:caption-point-y="1.515cm">
              <dc:date>2011-05-30T00:00:00</dc:date>
              <text:p text:style-name="P1"><text:span text:style-name="T1">Complex custom code instead of getResource()</text:span></text:p>
              <text:p text:style-name="P1"><text:span text:style-name="T1">Everything's read as Strings from DB</text:span></text:p>
              <text:p text:style-name="P1"><text:span text:style-name="T1">No programming to interfac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0.991cm" svg:x="17.371cm" svg:y="0.259cm" draw:caption-point-x="-0.61cm" draw:caption-point-y="1.515cm">
              <dc:date>2011-05-30T00:00:00</dc:date>
              <text:p text:style-name="P1"><text:span text:style-name="T1">PrintStackTrace() everywhere</text:span></text:p>
            </office:annotation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office:annotation draw:style-name="gr1" draw:text-style-name="P1" svg:width="2.899cm" svg:height="0.596cm" svg:x="21.887cm" svg:y="0.259cm" draw:caption-point-x="-0.61cm" draw:caption-point-y="1.515cm">
              <dc:date>2011-05-30T00:00:00</dc:date>
              <text:p text:style-name="P1"><text:span text:style-name="T1">Tests fail</text:span></text:p>
            </office:annotation>
            <text:p>0</text:p>
          </table:table-cell>
          <table:table-cell table:formula="of:=SUM([.D4:.I4])*5/6*[.C4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 office:value-type="percentage" office:value="1">
            <office:annotation draw:style-name="gr1" draw:text-style-name="P1" svg:width="2.899cm" svg:height="2.571cm" svg:x="8.339cm" svg:y="0.709cm" draw:caption-point-x="-0.61cm" draw:caption-point-y="1.515cm">
              <dc:date>2011-05-30T00:00:00</dc:date>
              <text:p text:style-name="P1"><text:span text:style-name="T1">No usage help</text:span></text:p>
              <text:p text:style-name="P1"><text:span text:style-name="T1">Bad idea to use regex for command-line parsing</text:span></text:p>
              <text:p text:style-name="P1"><text:span text:style-name="T1">File input broken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781cm" svg:x="10.597cm" svg:y="0.709cm" draw:caption-point-x="-0.61cm" draw:caption-point-y="1.515cm">
              <dc:date>2011-05-30T00:00:00</dc:date>
              <text:p text:style-name="P1"><text:span text:style-name="T1">DOB as String</text:span></text:p>
              <text:p text:style-name="P1"><text:span text:style-name="T1">Too much overriding in 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0.709cm" draw:caption-point-x="-0.61cm" draw:caption-point-y="1.515cm">
              <dc:date>2011-05-30T00:00:00</dc:date>
              <text:p text:style-name="P1"><text:span text:style-name="T1">Same interface for input and output</text:span></text:p>
              <text:p text:style-name="P1"><text:span text:style-name="T1">Utils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office:annotation draw:style-name="gr1" draw:text-style-name="P1" svg:width="2.899cm" svg:height="2.176cm" svg:x="17.371cm" svg:y="0.71cm" draw:caption-point-x="-0.61cm" draw:caption-point-y="1.514cm">
              <dc:date>2011-05-30T00:00:00</dc:date>
              <text:p text:style-name="P1"><text:span text:style-name="T1">PrintStackTrace()</text:span></text:p>
              <text:p text:style-name="P1"><text:span text:style-name="T1">No error reporting to the outside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0.596cm" svg:x="21.887cm" svg:y="0.71cm" draw:caption-point-x="-0.61cm" draw:caption-point-y="1.514cm">
              <dc:date>2011-05-30T00:00:00</dc:date>
              <text:p text:style-name="P1"><text:span text:style-name="T1">Reflection</text:span></text:p>
            </office:annotation>
            <text:p>5</text:p>
          </table:table-cell>
          <table:table-cell table:formula="of:=SUM([.D5:.I5])*5/6*[.C5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 office:value-type="percentage" office:value="0.7">
            <office:annotation draw:style-name="gr1" draw:text-style-name="P1" svg:width="2.899cm" svg:height="0.991cm" svg:x="8.339cm" svg:y="1.163cm" draw:caption-point-x="-0.61cm" draw:caption-point-y="1.511cm">
              <dc:date>2011-06-02T00:00:00</dc:date>
              <text:p text:style-name="P1">No csv input, db input, xml output</text:p>
            </office:annotation>
            <text:p>70%</text:p>
          </table:table-cell>
          <table:table-cell office:value-type="float" office:value="7">
            <office:annotation draw:style-name="gr1" draw:text-style-name="P1" svg:width="2.899cm" svg:height="0.596cm" svg:x="10.597cm" svg:y="1.163cm" draw:caption-point-x="-0.61cm" draw:caption-point-y="1.511cm">
              <dc:date>2011-06-02T00:00:00</dc:date>
              <text:p text:style-name="P1">Field duplication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991cm" svg:x="15.113cm" svg:y="1.163cm" draw:caption-point-x="-0.61cm" draw:caption-point-y="1.511cm">
              <dc:date>2011-06-02T00:00:00</dc:date>
              <text:p text:style-name="P1">Enum overrifing overuse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386cm" svg:x="17.371cm" svg:y="1.163cm" draw:caption-point-x="-0.61cm" draw:caption-point-y="1.511cm">
              <dc:date>2011-06-02T00:00:00</dc:date>
              <text:p text:style-name="P1">Exceptions logged and eaten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D6:.I6])*5/6*[.C6]" office:value-type="float" office:value="26.25">
            <text:p>26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 office:value-type="percentage" office:value="0.7">
            <office:annotation draw:style-name="gr1" draw:text-style-name="P1" svg:width="2.899cm" svg:height="2.571cm" svg:x="8.339cm" svg:y="1.609cm" draw:caption-point-x="-0.61cm" draw:caption-point-y="1.514cm">
              <dc:date>2011-05-30T00:00:00</dc:date>
              <text:p text:style-name="P1"><text:span text:style-name="T1">Broken, windows paths hardcoded</text:span></text:p>
              <text:p text:style-name="P1"><text:span text:style-name="T1">DOB: null</text:span></text:p>
              <text:p text:style-name="P1"><text:span text:style-name="T1">Broken: xml output gives NPE</text:span></text:p>
            </office:annotation>
            <text:p>70%</text:p>
          </table:table-cell>
          <table:table-cell office:value-type="float" office:value="5">
            <office:annotation draw:style-name="gr1" draw:text-style-name="P1" svg:width="2.899cm" svg:height="1.386cm" svg:x="10.597cm" svg:y="1.609cm" draw:caption-point-x="-0.61cm" draw:caption-point-y="1.514cm">
              <dc:date>2011-05-30T00:00:00</dc:date>
              <text:p text:style-name="P1"><text:span text:style-name="T1">Events, etc doesn't belong into Athlete</text:span></text:p>
            </office:annotation>
            <text:p>5</text:p>
          </table:table-cell>
          <table:table-cell office:value-type="float" office:value="4">
            <office:annotation draw:style-name="gr1" draw:text-style-name="P1" svg:width="2.899cm" svg:height="0.991cm" svg:x="12.855cm" svg:y="1.609cm" draw:caption-point-x="-0.61cm" draw:caption-point-y="1.514cm">
              <dc:date>2011-05-30T00:00:00</dc:date>
              <text:p text:style-name="P1"><text:span text:style-name="T1">No common interfaces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2.176cm" svg:x="15.113cm" svg:y="1.609cm" draw:caption-point-x="-0.61cm" draw:caption-point-y="1.514cm">
              <dc:date>2011-05-30T00:00:00</dc:date>
              <text:p text:style-name="P1"><text:span text:style-name="T1">Performance = {0, 0, 0, 0, 0, 0, 0, 0, 0, 0};</text:span></text:p>
              <text:p text:style-name="P1"><text:span text:style-name="T1">No enum</text:span></text:p>
              <text:p text:style-name="P1"><text:span text:style-name="T1">Static fields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1.781cm" svg:x="17.371cm" svg:y="1.609cm" draw:caption-point-x="-0.61cm" draw:caption-point-y="1.514cm">
              <dc:date>2011-05-30T00:00:00</dc:date>
              <text:p text:style-name="P1"><text:span text:style-name="T1">All exceptions thrown out, catch at top level with printStackTrace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1.386cm" svg:x="21.887cm" svg:y="1.61cm" draw:caption-point-x="-0.61cm" draw:caption-point-y="1.513cm">
              <dc:date>2011-05-30T00:00:00</dc:date>
              <text:p text:style-name="P1"><text:span text:style-name="T1">Mocks of static classes? ;-)</text:span></text:p>
              <text:p text:style-name="P1"><text:span text:style-name="T1">Tests broken</text:span></text:p>
            </office:annotation>
            <text:p>0</text:p>
          </table:table-cell>
          <table:table-cell table:formula="of:=SUM([.D7:.I7])*5/6*[.C7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57cm" draw:caption-point-x="-0.61cm" draw:caption-point-y="1.516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57cm" draw:caption-point-x="-0.61cm" draw:caption-point-y="1.516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57cm" draw:caption-point-x="-0.61cm" draw:caption-point-y="1.516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3" draw:text-style-name="P1" svg:width="6.468cm" svg:height="1.386cm" svg:x="8.339cm" svg:y="2.506cm" draw:caption-point-x="-0.61cm" draw:caption-point-y="1.517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4" draw:text-style-name="P1" svg:width="8.695cm" svg:height="1.542cm" svg:x="12.855cm" svg:y="2.506cm" draw:caption-point-x="-0.61cm" draw:caption-point-y="1.517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3" draw:text-style-name="P1" svg:width="7.4cm" svg:height="1.386cm" svg:x="15.113cm" svg:y="2.506cm" draw:caption-point-x="-0.61cm" draw:caption-point-y="1.517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3" draw:text-style-name="P1" svg:width="5.307cm" svg:height="1.386cm" svg:x="17.371cm" svg:y="2.506cm" draw:caption-point-x="-0.61cm" draw:caption-point-y="1.517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06cm" draw:caption-point-x="-0.61cm" draw:caption-point-y="1.517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 office:value-type="percentage" office:value="0.9">
            <office:annotation draw:style-name="gr1" draw:text-style-name="P1" svg:width="2.899cm" svg:height="0.596cm" svg:x="8.339cm" svg:y="2.96cm" draw:caption-point-x="-0.61cm" draw:caption-point-y="1.513cm">
              <dc:date>2011-05-31T00:00:00</dc:date>
              <text:p text:style-name="P1"><text:span text:style-name="T1">No console input</text:span></text:p>
            </office:annotation>
            <text:p>90%</text:p>
          </table:table-cell>
          <table:table-cell office:value-type="float" office:value="7">
            <office:annotation draw:style-name="gr1" draw:text-style-name="P1" svg:width="2.899cm" svg:height="0.596cm" svg:x="10.597cm" svg:y="2.96cm" draw:caption-point-x="-0.61cm" draw:caption-point-y="1.513cm">
              <dc:date>2011-05-31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1.386cm" svg:x="12.855cm" svg:y="2.96cm" draw:caption-point-x="-0.61cm" draw:caption-point-y="1.513cm">
              <dc:date>2011-05-31T00:00:00</dc:date>
              <text:p text:style-name="P1"><text:span text:style-name="T1">Stteful ResultReader and ResultWriter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formula="of:=SUM([.D10:.I10])*5/6*[.C10]" office:value-type="float" office:value="38.25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3" office:value-type="percentage" office:value="0.9">
            <office:annotation draw:style-name="gr1" draw:text-style-name="P1" svg:width="2.899cm" svg:height="0.991cm" svg:x="8.339cm" svg:y="3.412cm" draw:caption-point-x="-0.61cm" draw:caption-point-y="1.511cm">
              <dc:date>2011-06-02T00:00:00</dc:date>
              <text:p text:style-name="P1">No place sharing implemented</text:p>
            </office:annotation>
            <text:p>90%</text:p>
          </table:table-cell>
          <table:table-cell office:value-type="float" office:value="6">
            <office:annotation draw:style-name="gr1" draw:text-style-name="P1" svg:width="2.899cm" svg:height="1.386cm" svg:x="10.597cm" svg:y="3.412cm" draw:caption-point-x="-0.61cm" draw:caption-point-y="1.511cm">
              <dc:date>2011-06-02T00:00:00</dc:date>
              <text:p text:style-name="P1">CSV implemented in the model</text:p>
            </office:annotation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office:annotation draw:style-name="gr1" draw:text-style-name="P1" svg:width="2.899cm" svg:height="0.596cm" svg:x="15.113cm" svg:y="3.412cm" draw:caption-point-x="-0.61cm" draw:caption-point-y="1.511cm">
              <dc:date>2011-06-02T00:00:00</dc:date>
              <text:p text:style-name="P1">JAXB</text:p>
            </office:annotation>
            <text:p>7</text:p>
          </table:table-cell>
          <table:table-cell office:value-type="float" office:value="4">
            <office:annotation draw:style-name="gr1" draw:text-style-name="P1" svg:width="2.899cm" svg:height="0.991cm" svg:x="17.371cm" svg:y="3.412cm" draw:caption-point-x="-0.61cm" draw:caption-point-y="1.511cm">
              <dc:date>2011-06-02T00:00:00</dc:date>
              <text:p text:style-name="P1">Everything is thrown out</text:p>
            </office:annotation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0.596cm" svg:x="21.887cm" svg:y="3.412cm" draw:caption-point-x="-0.61cm" draw:caption-point-y="1.511cm">
              <dc:date>2011-06-02T00:00:00</dc:date>
              <text:p text:style-name="P1">No tests</text:p>
            </office:annotation>
            <text:p>0</text:p>
          </table:table-cell>
          <table:table-cell table:formula="of:=SUM([.D11:.I11])*5/6*[.C11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3" office:value-type="percentage" office:value="0.5">
            <office:annotation draw:style-name="gr1" draw:text-style-name="P1" svg:width="2.899cm" svg:height="1.386cm" svg:x="8.339cm" svg:y="3.862cm" draw:caption-point-x="-0.61cm" draw:caption-point-y="1.511cm">
              <dc:date>2011-06-02T00:00:00</dc:date>
              <text:p text:style-name="P1">Can't read my input file – “invalid data”</text:p>
            </office:annotation>
            <text:p>50%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4.941cm" svg:x="12.855cm" svg:y="3.862cm" draw:caption-point-x="-0.61cm" draw:caption-point-y="1.511cm">
              <dc:date>2011-06-02T00:00:00</dc:date>
              <text:p text:style-name="P1">Awful duplications in main class</text:p>
              <text:p text:style-name="P1">Event interface and classes instead of an enum</text:p>
              <text:p text:style-name="P1">Common interfaces not used, DB logic creeps into main class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1.781cm" svg:x="15.113cm" svg:y="3.862cm" draw:caption-point-x="-0.61cm" draw:caption-point-y="1.511cm">
              <dc:date>2011-06-02T00:00:00</dc:date>
              <text:p text:style-name="P1">== false</text:p>
              <text:p text:style-name="P1">No if-else</text:p>
              <text:p text:style-name="P1">Thread safety issues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1.386cm" svg:x="17.371cm" svg:y="3.862cm" draw:caption-point-x="-0.61cm" draw:caption-point-y="1.511cm">
              <dc:date>2011-06-02T00:00:00</dc:date>
              <text:p text:style-name="P1">Interfaces throw all different exceptions out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D12:.I12])*5/6*[.C12]"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56cm" draw:caption-point-x="-0.61cm" draw:caption-point-y="1.517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56cm" draw:caption-point-x="-0.61cm" draw:caption-point-y="1.517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56cm" draw:caption-point-x="-0.61cm" draw:caption-point-y="1.517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56cm" draw:caption-point-x="-0.61cm" draw:caption-point-y="1.517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961522">
            <text:p>961522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554">
            <text:p>103554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string" office:string-value="Hannes Kinks">
            <text:p>Hannes Kinks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800">
            <text:p>103800</text:p>
          </table:table-cell>
          <table:table-cell table:style-name="ce2" table:formula="of:=names" office:value-type="string" office:string-value="Jaan Aigiro">
            <text:p>Jaan Aigiro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0228">
            <text:p>100228</text:p>
          </table:table-cell>
          <table:table-cell table:style-name="ce2"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074">
            <text:p>104074</text:p>
          </table:table-cell>
          <table:table-cell table:style-name="ce2" table:formula="of:=names" office:value-type="string" office:string-value="Kaupo Kütaru">
            <text:p>Kaupo Kütaru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5"/>
        <table:named-range table:name="names" table:base-cell-address="$Homework.$B$25" table:cell-range-address="$Totals.$B$2:.$B$45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2/06/2011</text:date>, <text:time>01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6-02T01:15:07</dc:date>
    <dc:language>en-US</dc:language>
    <meta:editing-cycles>235</meta:editing-cycles>
    <meta:editing-duration>P8DT22H8M26S</meta:editing-duration>
    <dc:creator>Anton Keks</dc:creator>
    <meta:document-statistic meta:table-count="2" meta:cell-count="324" meta:object-count="0"/>
    <meta:user-defined meta:name="Info 1"/>
    <meta:user-defined meta:name="Info 2"/>
    <meta:user-defined meta:name="Info 3"/>
    <meta:user-defined meta:name="Info 4"/>
  </office:meta>
</office:document-meta>
</file>